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92in"/>
    </style:style>
    <style:style style:name="co2" style:family="table-column">
      <style:table-column-properties fo:break-before="auto" style:column-width="1.6902in"/>
    </style:style>
    <style:style style:name="co3" style:family="table-column">
      <style:table-column-properties fo:break-before="auto" style:column-width="1.4898in"/>
    </style:style>
    <style:style style:name="co4" style:family="table-column">
      <style:table-column-properties fo:break-before="auto" style:column-width="1.4602in"/>
    </style:style>
    <style:style style:name="co5" style:family="table-column">
      <style:table-column-properties fo:break-before="auto" style:column-width="1.4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 style:data-style-name="N84"/>
  </office:automatic-styles>
  <office:body>
    <office:spreadsheet>
      <table:table table:name="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ni tarea 1</text:p>
          </table:table-cell>
          <table:table-cell office:value-type="date" office:date-value="2013-08-19">
            <text:p>2013-08-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nstalacion y configuracion GitHub</text:p>
          </table:table-cell>
          <table:table-cell office:value-type="date" office:date-value="2013-08-24">
            <text:p>2013-08-24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ctura y Cuestionario 1</text:p>
          </table:table-cell>
          <table:table-cell office:value-type="date" office:date-value="2013-08-25">
            <text:p>2013-08-2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ectura y Cuestionario 2</text:p>
          </table:table-cell>
          <table:table-cell office:value-type="date" office:date-value="2013-08-25">
            <text:p>2013-08-2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Tarea Lectura Guía Scrum</text:p>
          </table:table-cell>
          <table:table-cell office:value-type="date" office:date-value="2013-09-01">
            <text:p>2013-09-01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Kata 1</text:p>
          </table:table-cell>
          <table:table-cell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Kata 2</text:p>
          </table:table-cell>
          <table:table-cell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ectura Domain Driven Design</text:p>
          </table:table-cell>
          <table:table-cell office:value-type="date" office:date-value="2013-09-16">
            <text:p>2013-09-16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ctura VSM y User Stories</text:p>
          </table:table-cell>
          <table:table-cell office:value-type="date" office:date-value="2013-09-16">
            <text:p>2013-09-16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8">00/00/0000</text:date>, <text:time style:data-style-name="N2" text:time-value="0000-00-00T18:20:07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09-18T19:03:28</dc:date>
    <meta:editing-duration>PT3H48M29S</meta:editing-duration>
    <meta:editing-cycles>39</meta:editing-cycles>
    <dc:creator>Mint </dc:creator>
    <meta:document-statistic meta:table-count="1" meta:cell-count="50" meta:object-count="0"/>
  </office:meta>
</office:document-meta>
</file>